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Κανονικά" style:font-family-generic="roman" style:font-pitch="variable" style:font-charset="x-symbol"/>
    <style:font-face style:name="Arial3" svg:font-family="Arial" style:font-family-generic="swiss"/>
    <style:font-face style:name="Courier New1" svg:font-family="'Courier New'" style:font-adornments="Κανονικά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3pt" style:font-size-asian="13pt" style:font-name-complex="Arial2" style:font-size-complex="13pt"/>
    </style:style>
    <style:style style:name="P2" style:family="paragraph" style:parent-style-name="Standard">
      <style:paragraph-properties fo:margin-left="1.27cm" fo:margin-right="0cm" fo:text-indent="0cm" style:auto-text-indent="false"/>
    </style:style>
    <style:style style:name="P3" style:family="paragraph" style:parent-style-name="Standard">
      <style:paragraph-properties fo:margin-left="0.873cm" fo:margin-right="0cm" fo:text-indent="0cm" style:auto-text-indent="false"/>
    </style:style>
    <style:style style:name="P4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List_20_Paragraph" style:list-style-name="WWNum1"/>
    <style:style style:name="P7" style:family="paragraph" style:parent-style-name="List_20_Paragraph">
      <style:text-properties style:font-name="Arial1" fo:font-size="14pt" style:font-size-asian="14pt" style:font-name-complex="Arial2" style:font-size-complex="14pt"/>
    </style:style>
    <style:style style:name="P8" style:family="paragraph" style:parent-style-name="List_20_Paragraph">
      <style:text-properties style:font-name="Arial1" fo:font-size="13pt" style:font-size-asian="13pt" style:font-name-complex="Arial2" style:font-size-complex="13pt"/>
    </style:style>
    <style:style style:name="P9" style:family="paragraph" style:parent-style-name="List_20_Paragraph">
      <style:text-properties style:font-name="Arial1" fo:font-size="13pt" fo:language="en" fo:country="US" style:text-underline-style="solid" style:text-underline-width="auto" style:text-underline-color="font-color" style:font-size-asian="13pt" style:font-name-complex="Arial2" style:font-size-complex="13pt"/>
    </style:style>
    <style:style style:name="P10" style:family="paragraph" style:parent-style-name="List_20_Paragraph" style:list-style-name="WWNum3"/>
    <style:style style:name="P11" style:family="paragraph" style:parent-style-name="List_20_Paragraph" style:list-style-name="WWNum8"/>
    <style:style style:name="P12" style:family="paragraph" style:parent-style-name="List_20_Paragraph">
      <style:paragraph-properties fo:margin-left="2.54cm" fo:margin-right="0cm" fo:text-indent="0cm" style:auto-text-indent="false"/>
    </style:style>
    <style:style style:name="P13" style:family="paragraph" style:parent-style-name="List_20_Paragraph">
      <style:paragraph-properties fo:margin-left="2.54cm" fo:margin-right="0cm" fo:text-indent="0cm" style:auto-text-indent="false"/>
      <style:text-properties style:font-name="Arial1" fo:font-size="13pt" style:font-size-asian="13pt" style:font-name-complex="Arial2" style:font-size-complex="13pt"/>
    </style:style>
    <style:style style:name="P14" style:family="paragraph" style:parent-style-name="List_20_Paragraph">
      <style:paragraph-properties fo:margin-left="2.143cm" fo:margin-right="0cm" fo:text-indent="0cm" style:auto-text-indent="false"/>
    </style:style>
    <style:style style:name="P15" style:family="paragraph" style:parent-style-name="List_20_Paragraph">
      <style:paragraph-properties fo:margin-left="2.143cm" fo:margin-right="0cm" fo:text-indent="0cm" style:auto-text-indent="false"/>
      <style:text-properties style:font-name="Arial1" fo:font-size="13pt" style:font-size-asian="13pt" style:font-name-complex="Arial2" style:font-size-complex="13pt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fo:font-size="17pt" fo:language="en" fo:country="US" fo:font-weight="bold" style:font-size-asian="17pt" style:font-weight-asian="bold" style:font-size-complex="17pt"/>
    </style:style>
    <style:style style:name="T3" style:family="text">
      <style:text-properties style:font-name="Arial1" fo:font-size="14pt" style:font-size-asian="14pt" style:font-name-complex="Arial2" style:font-size-complex="14pt"/>
    </style:style>
    <style:style style:name="T4" style:family="text">
      <style:text-properties style:font-name="Arial1" fo:font-size="14pt" fo:language="en" fo:country="US" style:font-size-asian="14pt" style:font-name-complex="Arial2" style:font-size-complex="14pt"/>
    </style:style>
    <style:style style:name="T5" style:family="text">
      <style:text-properties style:font-name="Arial1" fo:font-size="13pt" style:font-size-asian="13pt" style:font-name-complex="Arial2" style:font-size-complex="13pt"/>
    </style:style>
    <style:style style:name="T6" style:family="text">
      <style:text-properties style:font-name="Arial1" fo:font-size="13pt" style:text-underline-style="solid" style:text-underline-width="auto" style:text-underline-color="font-color" style:font-size-asian="13pt" style:font-name-complex="Arial2" style:font-size-complex="13pt"/>
    </style:style>
    <style:style style:name="T7" style:family="text">
      <style:text-properties style:font-name="Arial1" fo:font-size="13pt" fo:language="en" fo:country="US" style:font-size-asian="13pt" style:font-name-complex="Arial2" style:font-size-complex="13pt"/>
    </style:style>
    <style:style style:name="T8" style:family="text">
      <style:text-properties style:font-name="Arial1" fo:font-size="13pt" fo:language="en" fo:country="US" style:text-underline-style="solid" style:text-underline-width="auto" style:text-underline-color="font-color" style:font-size-asian="13pt" style:font-name-complex="Arial2" style:font-size-complex="13pt"/>
    </style:style>
    <style:style style:name="T9" style:family="text">
      <style:text-properties style:font-name="Courier New" fo:font-size="14pt" style:font-name-asian="Times New Roman" style:font-size-asian="14pt" style:language-asian="el" style:country-asian="GR" style:font-name-complex="Courier New2" style:font-size-complex="14pt"/>
    </style:style>
    <style:style style:name="T10" style:family="text">
      <style:text-properties style:font-name="Courier New" fo:font-size="14pt" fo:language="en" fo:country="US" style:font-name-asian="Times New Roman" style:font-size-asian="14pt" style:language-asian="el" style:country-asian="GR" style:font-name-complex="Courier New2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Έξυπνος</text:span><text:span text:style-name="T2"> </text:span><text:span text:style-name="T1">καθρέπτης</text:span><text:span text:style-name="T2"> – </text:span><text:span text:style-name="T1">ψηφιακός</text:span><text:span text:style-name="T2"> </text:span><text:span text:style-name="T1">βοηθός</text:span><text:span text:style-name="T2"> </text:span><text:span text:style-name="T1">με</text:span><text:span text:style-name="T2"> raspberry pi3</text:span></text:p>
      <text:p text:style-name="Standard"><text:span text:style-name="T3">ΟΔΗΓΙΕΣ:</text:span></text:p>
      <text:list xml:id="list7019903184385540405" text:style-name="WWNum1">
        <text:list-item>
          <text:p text:style-name="P6"><text:span text:style-name="T3">Εγκαθιστούμε στο </text:span><text:span text:style-name="T4">raspberry</text:span><text:span text:style-name="T3"> </text:span><text:span text:style-name="T4">pi</text:span><text:span text:style-name="T3"> 3 την πιο πρόσφατη έκδοση του </text:span><text:span text:style-name="T4">raspbian</text:span><text:span text:style-name="T3"> σύμφωνα με τις αναλυτικές οδηγίες που θα βρούμε στη σελίδα </text:span><text:a xlink:type="simple" xlink:href="https://www.raspberrypi.org" text:style-name="Internet_20_link" text:visited-style-name="Visited_20_Internet_20_Link"><text:span text:style-name="T3">https://www.raspberrypi.org</text:span></text:a><text:span text:style-name="T3"> .</text:span></text:p>
        </text:list-item>
        <text:list-item>
          <text:p text:style-name="P6"><text:span text:style-name="T3">Εγκαθιστούμε την ελεύθερη εφαρμογή </text:span><text:span text:style-name="T4">MagicMirror</text:span><text:span text:style-name="T3"> που θα </text:span></text:p>
        </text:list-item>
      </text:list>
      <text:p text:style-name="List_20_Paragraph"><text:span text:style-name="T3">χρειαστούμε για να υλοποιήσουμε το έργο μας γράφοντας στο τερματικό(</text:span><text:span text:style-name="T4">terminal</text:span><text:span text:style-name="T3">) τις παρακάτω εντολές:</text:span></text:p>
      <text:p text:style-name="P2"><text:span text:style-name="T4">2.1 <text:s/>bash </text:span><text:span text:style-name="sy0"><text:span text:style-name="T4">-</text:span></text:span><text:span text:style-name="T4">c </text:span><text:span text:style-name="st0"><text:span text:style-name="T4">"$(curl -sL <text:s/></text:span></text:span><text:a xlink:type="simple" xlink:href="https://raw.githubusercontent.com/MichMich/MagicMirror/master/installers/raspberry.sh" text:style-name="Internet_20_link" text:visited-style-name="Visited_20_Internet_20_Link"><text:span text:style-name="T4">https://raw.githubusercontent.com/MichMich/MagicMirror/master/installers/raspberry.sh</text:span></text:a><text:span text:style-name="st0"><text:span text:style-name="T4">)"</text:span></text:span></text:p>
      <text:list xml:id="list43325761" text:continue-numbering="true" text:style-name="WWNum1">
        <text:list-item>
          <text:list>
            <text:list-item>
              <text:p text:style-name="P6"><text:span text:style-name="T4">sudo</text:span><text:span text:style-name="T3"> </text:span><text:span text:style-name="T4">npm</text:span><text:span text:style-name="T3"> </text:span><text:span text:style-name="T4">install</text:span><text:span text:style-name="T3"> </text:span><text:span text:style-name="sy0"><text:span text:style-name="T3">-</text:span></text:span><text:span text:style-name="T4">g</text:span><text:span text:style-name="T3"> </text:span><text:a xlink:type="simple" xlink:href="mailto:electron@1.7" text:style-name="Internet_20_link" text:visited-style-name="Visited_20_Internet_20_Link"><text:span text:style-name="T4">electron</text:span></text:a><text:a xlink:type="simple" xlink:href="mailto:electron@1.7" text:style-name="Internet_20_link" text:visited-style-name="Visited_20_Internet_20_Link"><text:span text:style-name="T3">@1.7</text:span></text:a><text:span text:style-name="T3">( κατά τη διάρκεια της εγκατάστασης θα ερωτηθούμε αν θέλουμε η εφαρμογή να ανοίγει αυτόματα όταν ανοίγει και το </text:span><text:span text:style-name="T4">raspberry</text:span><text:span text:style-name="T3"> </text:span><text:span text:style-name="T4">pi</text:span><text:span text:style-name="T3">. Το αποδεχόμαστε για να μην χρειάζεται κάθε φορά να τρέξουμε την εφαρμογή μέσω του </text:span><text:span text:style-name="T4">terminal</text:span><text:span text:style-name="T3">).</text:span></text:p>
            </text:list-item>
          </text:list>
        </text:list-item>
        <text:list-item>
          <text:p text:style-name="P6"><text:span text:style-name="T3">Αφού ολοκληρώσουμε την εγκατάσταση κάνουμε επανεκκίνηση το </text:span><text:span text:style-name="T4">raspberry</text:span><text:span text:style-name="T3"> </text:span><text:span text:style-name="T4">pi</text:span><text:span text:style-name="T3"> και όταν ανοίξει θα δούμε την μαύρη οθόνη με τα προεπιλεγμένα </text:span><text:span text:style-name="T4">modules</text:span><text:span text:style-name="T3">(μικροεφαρμογές).</text:span></text:p>
        </text:list-item>
        <text:list-item>
          <text:p text:style-name="P6"><text:span text:style-name="T3">Τώρα μπορούμε να διαμορφώσουμε την οθόνη όπως θέλουμε εμείς, με τα </text:span><text:span text:style-name="T4">modules</text:span><text:span text:style-name="T3"> της αρεσκείας μας.</text:span></text:p>
        </text:list-item>
      </text:list>
      <text:p text:style-name="P7"/>
      <text:p text:style-name="List_20_Paragraph"><text:span text:style-name="T6">ΣΤΟ ΕΡΓΟ ΜΑΣ ΧΡΗΣΙΜΟΠΟΙΗΣΑΜΕ ΤΑ ΕΞΗΣ </text:span><text:span text:style-name="T8">MODULES</text:span><text:span text:style-name="T6">:</text:span></text:p>
      <text:p text:style-name="P9"/>
      <text:p text:style-name="List_20_Paragraph"><text:span text:style-name="T5">ΑΠΟ ΤΑ ΠΡΟΕΓΚΑΤΕΣΤΗΜΕΝΑ:</text:span></text:p>
      <text:p text:style-name="P8"/>
      <text:list xml:id="list7742883260772017285" text:style-name="WWNum3">
        <text:list-item>
          <text:p text:style-name="P10"><text:span text:style-name="T7">CLOCK</text:span><text:span text:style-name="T5"> (ΕΜΦΑΝΙΖΕΙ ΤΗΝ ΩΡΑ ΡΟΛΟΪ ΚΑΙ ΤΗΝ ΗΜΕΡΟΜΗΝΙΑ)</text:span></text:p>
        </text:list-item>
        <text:list-item>
          <text:p text:style-name="P10"><text:soft-page-break/><text:span text:style-name="T7">COMPLIMENTS</text:span><text:span text:style-name="T5"> (</text:span><text:span text:style-name="T7">EM</text:span><text:span text:style-name="T5">ΦΑΝΙΖΕΙ ΔΙΑΦΟΡΑ ΚΑΘΟΡΙΣΜΕΝΑ ΜΗΝΥΜΑΤΑ ΑΝΑΛΟΓΑ ΜΕ ΤΗΝ ΩΡΑ) </text:span></text:p>
        </text:list-item>
        <text:list-item>
          <text:p text:style-name="P10"><text:span text:style-name="T7">NEWSFEED</text:span><text:span text:style-name="T5"> (ΕΜΦΑΝΙΖΕΙ ΤΙΣ ΕΙΔΗΣΕΙΣ ΑΠΟ ΤΟ </text:span><text:span text:style-name="T7">SITE</text:span><text:span text:style-name="T5"> ΠΟΥ ΕΧΟΥΜΕ ΚΑΘΟΡΙΣΕΙ ΣΤΟ </text:span><text:span text:style-name="T7">CONFIG</text:span><text:span text:style-name="T5">.</text:span><text:span text:style-name="T7">JS</text:span><text:span text:style-name="T5">)</text:span></text:p>
        </text:list-item>
        <text:list-item>
          <text:p text:style-name="P10"><text:span text:style-name="T7">HELLOW</text:span><text:span text:style-name="T5"> </text:span><text:span text:style-name="T7">WORLD</text:span><text:span text:style-name="T5"> (</text:span><text:span text:style-name="T7">EM</text:span><text:span text:style-name="T5">ΦΑΝΙΖΕΙ ΜΟΝΙΜΑ ΤΟ ΚΕΙΜΕΝΟ ΠΟΥ ΘΑ ΤΟΥ ΚΑΘΟΡΙΣΟΥΜΕ)</text:span></text:p>
        </text:list-item>
        <text:list-item>
          <text:p text:style-name="P10"><text:span text:style-name="T7">WEATHER</text:span><text:span text:style-name="T5"> (ΕΜΦΑΝΙΖΕΙ ΤΟΝ ΚΑΙΡΟ ΓΙΑ ΤΗΝ ΠΕΡΙΟΧΗ ΠΟΥ ΕΠΙΘΥΜΟΥΜΕ)</text:span></text:p>
        </text:list-item>
        <text:list-item>
          <text:p text:style-name="P10"><text:span text:style-name="T7">CALENDAR</text:span><text:span text:style-name="T5"> (ΕΜΦΑΝΙΖΕΙ ΤΟ ΗΜΕΡΟΛΟΓΙΟ ΠΟΥ ΘΕΛΟΥΜΕ. ΣΤΟ ΕΡΓΟ ΜΑΣ ΤΟ ΕΧΟΥΜΕ ΣΥΓΧΡΟΝΙΣΕΙ ΜΕ ΤΟ </text:span><text:span text:style-name="T7">GOOGLE</text:span><text:span text:style-name="T5"> </text:span><text:span text:style-name="T7">CALENDAR</text:span><text:span text:style-name="T5"> ΩΣΤΕ ΝΑ ΜΑΣ ΔΕΙΧΝΕΙ ΤΙΣ ΑΡΓΕΙΕΣ ΚΑΙ ΤΙΣ ΔΙΑΚΟΠΕΣ ΤΗΣ ΕΛΛΑΔΑΣ</text:span></text:p>
        </text:list-item>
      </text:list>
      <text:p text:style-name="P13"/>
      <text:p text:style-name="P12"><text:span text:style-name="T7">MODULES </text:span><text:span text:style-name="T5">ΤΡΙΤΩΝ:</text:span></text:p>
      <text:p text:style-name="P1"/>
      <text:list xml:id="list1283490455628898869" text:style-name="WWNum8">
        <text:list-item>
          <text:p text:style-name="P11"><text:span text:style-name="T7">MMM</text:span><text:span text:style-name="T5">-</text:span><text:span text:style-name="T7">VOICE</text:span><text:span text:style-name="T5"> (ΜΑΣ ΔΙΝΕΙ ΤΗΝ ΔΥΝΑΤΟΤΗΤΑ ΝΑ ΕΛΕΓΧΟΥΜΕ ΦΩΝΗΤΙΚΑ ΤΟΝ <text:s/>ΚΑΘΡΕΠΤΗ. ΜΠΟΡΟΥΜΕ ΝΑ ΤΟ ΒΡΟΥΜΕ ΣΤΗΝ ΔΙΕΥΘΥΝΣΗ <text:s/></text:span><text:a xlink:type="simple" xlink:href="https://github.com/fewieden/MMM-voice" text:style-name="Internet_20_link" text:visited-style-name="Visited_20_Internet_20_Link"><text:span text:style-name="T5">https://github.com/fewieden/MMM-voice</text:span></text:a></text:p>
        </text:list-item>
      </text:list>
      <text:p text:style-name="P14"><text:span text:style-name="T5">ΚΑΙ ΥΠΟΣΤΗΡΙΖΕΙ ΤΙΣ ΕΝΤΟΛΕΣ: </text:span><text:span text:style-name="T7">GO</text:span><text:span text:style-name="T5"> </text:span><text:span text:style-name="T7">TO</text:span><text:span text:style-name="T5"> </text:span><text:span text:style-name="T7">SLEEP</text:span><text:span text:style-name="T5">(ΣΒΗΝΕΙ ΤΗΝ ΟΘΟΝΗ), </text:span><text:span text:style-name="T7">WAKE</text:span><text:span text:style-name="T5"> </text:span><text:span text:style-name="T7">UP</text:span><text:span text:style-name="T5">(ΤΗΝ ΑΝΟΙΓΕΙ ΚΑΙ ΠΑΛΙ), </text:span><text:span text:style-name="T7">HIDE</text:span><text:span text:style-name="T5"> </text:span><text:span text:style-name="T7">MODULES</text:span><text:span text:style-name="T5"> (Η ΟΘΟΝΗ ΜΕΝΕΙ ΑΝΟΙΧΤΗ ΑΛΛΑ ΔΕΝ ΕΜΦΑΝΙΖΟΝΤΑΙ ΤΑ </text:span><text:span text:style-name="T7">MODULES</text:span><text:span text:style-name="T5">) </text:span><text:span text:style-name="T7">KAI</text:span><text:span text:style-name="T5"> </text:span><text:span text:style-name="T7">SHOW</text:span><text:span text:style-name="T5"> </text:span><text:span text:style-name="T7">MODULES</text:span><text:span text:style-name="T5">(ΕΜΦΑΝΙΖΟΝΤΑΙ ΚΑΙ ΠΑΛΙ)</text:span></text:p>
      <text:p text:style-name="P15"/>
      <text:list xml:id="list43326491" text:continue-numbering="true" text:style-name="WWNum8">
        <text:list-item>
          <text:p text:style-name="P11"><text:span text:style-name="T7">QUOTE</text:span><text:span text:style-name="T5"> </text:span><text:span text:style-name="T7">CATALOG</text:span><text:span text:style-name="T5"> (ΜΠΟΡΟΥΜΕ ΝΑ ΤΟ ΒΡΟΥΜΕ ΣΤΗΝ ΔΙΕΥΘΥΝΣΗ </text:span><text:a xlink:type="simple" xlink:href="https://github.com/salpar/MagicMirror-QuoteCatalog" text:style-name="Internet_20_link" text:visited-style-name="Visited_20_Internet_20_Link"><text:span text:style-name="T7">https</text:span></text:a><text:a xlink:type="simple" xlink:href="https://github.com/salpar/MagicMirror-QuoteCatalog" text:style-name="Internet_20_link" text:visited-style-name="Visited_20_Internet_20_Link"><text:span text:style-name="T5">://</text:span></text:a><text:a xlink:type="simple" xlink:href="https://github.com/salpar/MagicMirror-QuoteCatalog" text:style-name="Internet_20_link" text:visited-style-name="Visited_20_Internet_20_Link"><text:span text:style-name="T7">github</text:span></text:a><text:a xlink:type="simple" xlink:href="https://github.com/salpar/MagicMirror-QuoteCatalog" text:style-name="Internet_20_link" text:visited-style-name="Visited_20_Internet_20_Link"><text:span text:style-name="T5">.</text:span></text:a><text:a xlink:type="simple" xlink:href="https://github.com/salpar/MagicMirror-QuoteCatalog" text:style-name="Internet_20_link" text:visited-style-name="Visited_20_Internet_20_Link"><text:span text:style-name="T7">com</text:span></text:a><text:a xlink:type="simple" xlink:href="https://github.com/salpar/MagicMirror-QuoteCatalog" text:style-name="Internet_20_link" text:visited-style-name="Visited_20_Internet_20_Link"><text:span text:style-name="T5">/</text:span></text:a><text:a xlink:type="simple" xlink:href="https://github.com/salpar/MagicMirror-QuoteCatalog" text:style-name="Internet_20_link" text:visited-style-name="Visited_20_Internet_20_Link"><text:span text:style-name="T7">salpar</text:span></text:a><text:a xlink:type="simple" xlink:href="https://github.com/salpar/MagicMirror-QuoteCatalog" text:style-name="Internet_20_link" text:visited-style-name="Visited_20_Internet_20_Link"><text:span text:style-name="T5">/</text:span></text:a><text:a xlink:type="simple" xlink:href="https://github.com/salpar/MagicMirror-QuoteCatalog" text:style-name="Internet_20_link" text:visited-style-name="Visited_20_Internet_20_Link"><text:span text:style-name="T7">MagicMirror</text:span></text:a><text:a xlink:type="simple" xlink:href="https://github.com/salpar/MagicMirror-QuoteCatalog" text:style-name="Internet_20_link" text:visited-style-name="Visited_20_Internet_20_Link"><text:span text:style-name="T5">-</text:span></text:a><text:a xlink:type="simple" xlink:href="https://github.com/salpar/MagicMirror-QuoteCatalog" text:style-name="Internet_20_link" text:visited-style-name="Visited_20_Internet_20_Link"><text:span text:style-name="T7">QuoteCatalog</text:span></text:a><text:span text:style-name="T5">. ΕΜΦΑΝΙΖΕΙ ΔΙΑΦΟΡΑ ΑΠΟΦΘΕΓΜΑΤΑ.</text:span></text:p>
        </text:list-item>
      </text:list>
      <text:p text:style-name="P3"><text:span text:style-name="T5"><text:s text:c="25"/>ΠΩΣ ΕΓΚΑΘΙΣΤΟΥΜΕ ΤΑ <text:s/></text:span><text:span text:style-name="T7">MODULES;</text:span></text:p>
      <text:p text:style-name="P3"><text:span text:style-name="T5">Πρώτα</text:span><text:span text:style-name="T7"> </text:span><text:span text:style-name="T5">κατεβάζουμε</text:span><text:span text:style-name="T7"> </text:span><text:span text:style-name="T5">στον</text:span><text:span text:style-name="T7"> </text:span><text:span text:style-name="T5">φάκελο</text:span><text:span text:style-name="T7"> modules(home/pi/smartmirror/modules) το αποθετ</text:span><text:span text:style-name="T5">ήριό</text:span><text:span text:style-name="T7"> </text:span><text:span text:style-name="T5">του</text:span><text:span text:style-name="T7"> </text:span><text:span text:style-name="T5">στο</text:span><text:span text:style-name="T7"> gitrhub </text:span><text:span text:style-name="T5">γράφοντας</text:span><text:span text:style-name="T7"> </text:span><text:span text:style-name="T5">την</text:span><text:span text:style-name="T7"> </text:span><text:span text:style-name="T5">εντολή</text:span><text:span text:style-name="T7"> “git clone </text:span><text:span text:style-name="T5">διεύθυνση</text:span><text:span text:style-name="T7">”. </text:span><text:span text:style-name="T5">Έπειτα </text:span><text:soft-page-break/><text:span text:style-name="T5">ανοίγουμε το αρχέιο </text:span><text:span text:style-name="T7">config</text:span><text:span text:style-name="T5">.</text:span><text:span text:style-name="T7">js</text:span><text:span text:style-name="T5"> (/</text:span><text:span text:style-name="T7">home</text:span><text:span text:style-name="T5">/</text:span><text:span text:style-name="T7">pi</text:span><text:span text:style-name="T5">/</text:span><text:span text:style-name="T7">magicmirror</text:span><text:span text:style-name="T5">/</text:span><text:span text:style-name="T7">config</text:span><text:span text:style-name="T5">) και καταχωρούμε το καινούριο </text:span><text:span text:style-name="T7">module</text:span><text:span text:style-name="T5"> σε μορφή:</text:span></text:p>
      <text:p text:style-name="P4"><text:span text:style-name="T10">{</text:span></text:p>
      <text:p text:style-name="P4"><text:span text:style-name="T9"><text:s text:c="4"/></text:span><text:span text:style-name="T10">module</text:span><text:span text:style-name="T9">: ‘ονομα </text:span><text:span text:style-name="T10">module</text:span><text:span text:style-name="T9">',</text:span></text:p>
      <text:p text:style-name="P4"><text:span text:style-name="T9"><text:s text:c="4"/></text:span><text:span text:style-name="T10">header</text:span><text:span text:style-name="T9">: 'τιτλος που θα εμφανιζεται στην εφαρμογη',</text:span></text:p>
      <text:p text:style-name="P4"><text:span text:style-name="T10"><text:s text:c="4"/>position: '</text:span><text:span text:style-name="T9">θεση</text:span><text:span text:style-name="T10"> </text:span><text:span text:style-name="T9">π</text:span><text:span text:style-name="T10">.</text:span><text:span text:style-name="T9">χ</text:span><text:span text:style-name="T10">.top_left',</text:span></text:p>
      <text:p text:style-name="P4"><text:span text:style-name="T10"><text:s text:c="4"/>config: {</text:span></text:p>
      <text:p text:style-name="P4"><text:span text:style-name="T9"><text:s text:c="15"/>ΤΙΣ ΡΥΘΜΙΣΕΙΣ ΠΟΥ ΘΕΛΟΥΜΕ. ΤΗΝ ΜΟΡΦΗ ΤΟΥΣ ΚΑΙ ΤΙΣ ΔΙΑΘΕΣΙΜΕΣ ΡΥΘΜΙΣΕΙΣ ΚΑΘΕ </text:span><text:span text:style-name="T10">MODULE</text:span><text:span text:style-name="T9"> ΜΠΟΡΟΥΜΕ ΝΑ ΤΙΣ ΒΟΡΥΜΕ ΣΤΗΝ ΕΝΟΤΗΤΑ </text:span><text:span text:style-name="T10">CONFIG</text:span><text:span text:style-name="T9"> </text:span><text:span text:style-name="T10">OPTIONS</text:span><text:span text:style-name="T9"> ΤΟΥ ΑΠΟΘΕΤΗΡΙΟΥ ΤΟΥ ΣΤΟ </text:span><text:span text:style-name="T10">GITHUB</text:span></text:p>
      <text:p text:style-name="P4"><text:span text:style-name="T9"><text:s text:c="12"/>}</text:span></text:p>
      <text:p text:style-name="P4"><text:span text:style-name="T9">},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Κανονικά" style:font-family-generic="roman" style:font-pitch="variable" style:font-charset="x-symbol"/>
    <style:font-face style:name="Arial3" svg:font-family="Arial" style:font-family-generic="swiss"/>
    <style:font-face style:name="Courier New1" svg:font-family="'Courier New'" style:font-adornments="Κανονικά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l" fo:country="G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l" fo:country="G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l" style:country-asian="GR" style:font-name-complex="Courier New2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y0" style:family="text" style:parent-style-name="Default_20_Paragraph_20_Font"/>
    <style:style style:name="st0" style:family="text" style:parent-style-name="Default_20_Paragraph_20_Font"/>
    <style:style style:name="Κείμενο_20_πλαισίου_20_Char" style:display-name="Κείμενο πλαισίου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Προ-διαμορφωμένο_20_HTML_20_Char" style:display-name="Προ-διαμορφωμένο HTML Char" style:family="text" style:parent-style-name="Default_20_Paragraph_20_Font">
      <style:text-properties style:font-name="Courier New" fo:font-size="10pt" style:font-name-asian="Times New Roman" style:font-size-asian="10pt" style:language-asian="el" style:country-asian="GR" style:font-name-complex="Courier New2" style:font-size-complex="10pt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2" style:font-size-complex="10pt"/>
    </style:style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7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54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35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16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143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41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68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53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22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49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6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03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Χρήστης των Windows</meta:initial-creator>
    <dc:creator>Χρήστης των Windows</dc:creator>
    <meta:editing-cycles>1</meta:editing-cycles>
    <meta:creation-date>2019-05-09T13:36:00</meta:creation-date>
    <dc:date>2019-05-09T14:28:00</dc:date>
    <meta:editing-duration>PT52S</meta:editing-duration>
    <meta:generator>OpenOffice/4.1.1$Win32 OpenOffice.org_project/411m6$Build-9775</meta:generator>
    <meta:document-statistic meta:table-count="0" meta:image-count="0" meta:object-count="0" meta:page-count="3" meta:paragraph-count="31" meta:word-count="370" meta:character-count="269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